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01f00" officeooo:paragraph-rsid="00001f00"/>
    </style:style>
    <style:style style:name="P2" style:family="paragraph" style:parent-style-name="Standard">
      <style:text-properties officeooo:rsid="000111f1" officeooo:paragraph-rsid="000111f1"/>
    </style:style>
    <style:style style:name="P3" style:family="paragraph" style:parent-style-name="Standard">
      <style:text-properties officeooo:rsid="00028465" officeooo:paragraph-rsid="00028465"/>
    </style:style>
    <style:style style:name="P4" style:family="paragraph" style:parent-style-name="Standard">
      <style:text-properties officeooo:rsid="0002c0a3" officeooo:paragraph-rsid="0002c0a3"/>
    </style:style>
    <style:style style:name="P5" style:family="paragraph" style:parent-style-name="Standard">
      <style:text-properties officeooo:rsid="0002ec9b" officeooo:paragraph-rsid="0002ec9b"/>
    </style:style>
    <style:style style:name="P6" style:family="paragraph" style:parent-style-name="Standard">
      <style:text-properties officeooo:rsid="00042611" officeooo:paragraph-rsid="00042611"/>
    </style:style>
    <style:style style:name="P7" style:family="paragraph" style:parent-style-name="Standard">
      <style:text-properties officeooo:rsid="0005f5e6" officeooo:paragraph-rsid="0005f5e6"/>
    </style:style>
    <style:style style:name="P8" style:family="paragraph" style:parent-style-name="Standard">
      <style:text-properties officeooo:rsid="00073470" officeooo:paragraph-rsid="00088624"/>
    </style:style>
    <style:style style:name="P9" style:family="paragraph" style:parent-style-name="Standard">
      <style:text-properties officeooo:rsid="00088624" officeooo:paragraph-rsid="00088624"/>
    </style:style>
    <style:style style:name="P10" style:family="paragraph" style:parent-style-name="Standard">
      <style:text-properties officeooo:rsid="000898db" officeooo:paragraph-rsid="000898db"/>
    </style:style>
    <style:style style:name="P11" style:family="paragraph" style:parent-style-name="Standard">
      <style:text-properties officeooo:rsid="00094e54" officeooo:paragraph-rsid="00094e54"/>
    </style:style>
    <style:style style:name="T1" style:family="text">
      <style:text-properties officeooo:rsid="00028465"/>
    </style:style>
    <style:style style:name="T2" style:family="text">
      <style:text-properties officeooo:rsid="00042611"/>
    </style:style>
    <style:style style:name="T3" style:family="text">
      <style:text-properties officeooo:rsid="0005903f"/>
    </style:style>
    <style:style style:name="T4" style:family="text">
      <style:text-properties officeooo:rsid="0008862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NN Course Andrew Ng Coursera</text:p>
      <text:p text:style-name="P1"/>
      <text:p text:style-name="P1">python: conv-forward does the convolutional multiplication, Keras: conv2d</text:p>
      <text:p text:style-name="P1"/>
      <text:p text:style-name="P2">In cnns treat the values of the convolution matrix as parameters to be learned and let the learner work out what is the best filter</text:p>
      <text:p text:style-name="P2"/>
      <text:p text:style-name="P3">Without padding, representation shrinks with every convolution, and also edges are involved in less convolutions than central areas, and so would be less represented. To fix this, pad the image around the edges with zeros. <text:s/>Can pad with more layers. </text:p>
      <text:p text:style-name="P4">“Valid” - no padding <text:span text:style-name="T1">N – f +1.</text:span></text:p>
      <text:p text:style-name="P4">“Same” - pad so output size equals input size</text:p>
      <text:p text:style-name="P4">f is usually odd to maintain symmetric filtering</text:p>
      <text:p text:style-name="P4"/>
      <text:p text:style-name="P5">Stride – skip some rows/columns (n+2p-f)/s +1 – length of side of matrix <text:span text:style-name="T2">padding p,nxn(image size) * fxf (filter). Round down if not integer.</text:span></text:p>
      <text:p text:style-name="P5"/>
      <text:p text:style-name="P6">Mathematical definition of convolution is slightly different (flip the filtered matrix along both axes prior to adding up), technically we are doing cross correlation. The mathematical definition is defined so that convolutions follow commutative rule</text:p>
      <text:p text:style-name="P6"/>
      <text:p text:style-name="P6">Can convolve over 3d volumes also, use 3x3x3 filter (a cube) and move cube over image, <text:span text:style-name="T3">with 6x6x3 image (3channels rgb), we get 4x4 result – can apply filters (eg edge detector) to a specific colour. The output matrix will have depth equal to number of filters</text:span></text:p>
      <text:p text:style-name="P6"/>
      <text:p text:style-name="P7">If you have 10 filters that 3x3x3 in 1 layer of a neural network how many parameters does that layer have? 1 filter has 3x3x3 + 1=28 parameters for each component of the filter plus a bias, and we have 10 of these so total 280. This can be applied to images much larger, but number of parameters remains the same making for efficient learning/lower training data requirements</text:p>
      <text:p text:style-name="P7"/>
      <text:p text:style-name="P8">Max pooling – take max in a region of feature matrix – this acts like a vote to indicate what feature is most likely occurring in a region. The region size can be described by a filter size and stride, forming 2 hyperparameters, but these dont nned to be learned, they are fixed, no need for gradient descent etc. (but surely we need to tune these? Whats the difference??) formulas for output size of conv apply here also. <text:span text:style-name="T4">We can tune with cv, but they dont change, set once and forget</text:span></text:p>
      <text:p text:style-name="P8">Also possible to do average pooling where we average the pool rather than take max, max pooling used more generally, but av pool can be used to reduce feature numbers. Can also use padding in pooling but v rarely.</text:p>
      <text:p text:style-name="P8"/>
      <text:p text:style-name="P9">1 conv layer with 1 pool layer corresponds 1 total layer. Number of features reduced by f*s.</text:p>
      <text:p text:style-name="P9"/>
      <text:p text:style-name="P10">Why convolutions – much less parameters - sharing of parameters, “detectors” can be applied over the whole image, rather than just for one part</text:p>
      <text:p text:style-name="P10">and sparsity of connections, in each layer, each output value depends only on a small number of inputs.</text:p>
      <text:p text:style-name="P10">These allow smaller datasets with less chance of overfitting. Good for translation invariance, feature in other part of image is still the same</text:p>
      <text:p text:style-name="P10"/>
      <text:p text:style-name="P11">Softmax regression generalises logistic regression, which can only handle 2 classes, to more than 2 classes <text:a xlink:type="simple" xlink:href="http://ufldl.stanford.edu/tutorial/supervised/SoftmaxRegression/" text:style-name="Internet_20_link" text:visited-style-name="Visited_20_Internet_20_Link">http://ufldl.stanford.edu/tutorial/supervised/SoftmaxRegression/</text:a></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1T12:38:58.938438500</meta:creation-date>
    <dc:date>2018-06-12T09:36:19.631199425</dc:date>
    <meta:editing-duration>PT16H55M25S</meta:editing-duration>
    <meta:editing-cycles>1</meta:editing-cycles>
    <meta:document-statistic meta:table-count="0" meta:image-count="0" meta:object-count="0" meta:page-count="1" meta:paragraph-count="18" meta:word-count="499" meta:character-count="2984" meta:non-whitespace-character-count="2494"/>
    <meta:generator>LibreOffice/6.0.4.2$MacOSX_X86_64 LibreOffice_project/9b0d9b32d5dcda91d2f1a96dc04c645c450872bf</meta:generator>
  </office:meta>
</office:document-meta>
</file>